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style:font-face style:name="verdana" svg:font-family="verdana"/>
    <style:font-face style:name="verdana1" svg:font-family="verdana, arial, helvetic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fo:font-variant="normal" fo:text-transform="none" fo:color="#003456" style:font-name="verdana" fo:font-size="10.5pt" fo:letter-spacing="normal" fo:font-style="normal" fo:font-weight="bold"/>
    </style:style>
    <style:style style:name="P2" style:family="paragraph" style:parent-style-name="Heading_20_3">
      <style:paragraph-properties fo:margin-left="0in" fo:margin-right="0in" fo:margin-top="0in" fo:margin-bottom="0.1563in" fo:text-align="start" style:justify-single-word="false" fo:text-indent="0in" style:auto-text-indent="false"/>
      <style:text-properties fo:font-variant="normal" fo:text-transform="none" fo:color="#000000" style:font-name="verdana1" fo:font-size="8.25pt" fo:letter-spacing="normal" fo:font-style="normal" fo:font-weight="bold"/>
    </style:style>
    <style:style style:name="P3" style:family="paragraph" style:parent-style-name="Quotations">
      <style:paragraph-properties fo:margin-top="0in" fo:margin-bottom="0.1563in" fo:text-align="start" style:justify-single-word="false"/>
      <style:text-properties fo:font-variant="normal" fo:text-transform="none" fo:color="#000000" style:font-name="Verdana" fo:font-size="8.25pt" fo:letter-spacing="normal" fo:font-style="normal" fo:font-weight="bold"/>
    </style:style>
    <style:style style:name="P4" style:family="paragraph" style:parent-style-name="Quotations" style:list-style-name="L1">
      <style:paragraph-properties fo:margin-top="0in" fo:margin-bottom="0.1563in" fo:text-align="start" style:justify-single-word="false"/>
      <style:text-properties fo:font-variant="normal" fo:text-transform="none" fo:color="#000000" style:font-name="Verdana" fo:font-size="8.25pt" fo:letter-spacing="normal" fo:font-style="normal" fo:font-weight="bold"/>
    </style:style>
    <style:style style:name="P5" style:family="paragraph" style:parent-style-name="Quotations" style:list-style-name="L1">
      <style:paragraph-properties fo:margin-top="0in" fo:margin-bottom="0.1563in" fo:text-align="start" style:justify-single-word="false"/>
      <style:text-properties fo:font-variant="normal" fo:text-transform="none" fo:color="#000000" fo:font-size="8.25pt" fo:letter-spacing="normal" fo:font-style="normal" fo:font-weight="bold"/>
    </style:style>
    <style:style style:name="P6" style:family="paragraph" style:parent-style-name="Horizontal_20_Line">
      <style:paragraph-properties fo:margin-left="0.3937in" fo:margin-right="0.3937in" fo:margin-top="0in" fo:margin-bottom="0.1563in" fo:text-align="start" style:justify-single-word="false" fo:text-indent="0in" style:auto-text-inden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RMANI WILLIS UNIGO SCHOLARSHIP 10.19.7.14 TELL US WHERE YOU WANT TO GO.</text:p>
      <text:p text:style-name="Standard"/>
      <text:p text:style-name="Text_20_body">My name is Armani Willis. I am a computer science major at Mercy College as of 20 14. I was worried about entering college for some time due to my sparse financial resources. Now that am enrolled in college, these worries are a clear reality. This is where I am headed right now.</text:p>
      <text:p text:style-name="Standard"/>
      <text:p text:style-name="Text_20_body">I have a keen interest in studying the various systems that run the world. I like to specify in solving problems with those systems, and adding new and necessary systems. I chose computer science because I want my role in life to be inventing new and beneficial systems.</text:p>
      <text:p text:style-name="Standard"/>
      <text:p text:style-name="Text_20_body">I think this is very important. The more systems that we develop to follow the laws of the natural world, the more advanced a society can become. Wherever my systems configurations go, those people will become more aware of the natural world, and their systems will more closely resemble an understanding of the true and natural world.</text:p>
      <text:p text:style-name="Standard"/>
      <text:p text:style-name="Text_20_body">Studying and observing processes in the natural world is the reason I chose computer science as my role. The computer is by itself a platform long overdue for necessary advancements. I would like to contribute my time in understanding the computer system not as a construct of mankind, but as his attempt to understand the truth.</text:p>
      <text:p text:style-name="Standard"/>
      <text:p text:style-name="Standard">This is all I can manage in 200 words.</text:p>
      <text:p text:style-name="Standard"/>
      <text:h text:style-name="P1" text:outline-level="3">REQUEST SUBMITTED</text:h>
      <text:h text:style-name="P2" text:outline-level="3">Ask A Microscopist Form Results. Thank you for Submitting your Question. You will get an answer back by Email in a few days</text:h>
      <text:p text:style-name="P3">Thank you for your submission. Below is what you submitted.</text:p>
      <text:p text:style-name="P6"/>
      <text:list xml:id="list8297885034493763570" text:style-name="L1">
        <text:list-item>
          <text:p text:style-name="P5">realname - armani willis</text:p>
        </text:list-item>
        <text:list-item>
          <text:p text:style-name="P4">Email - armaniwillis@gmail.com</text:p>
        </text:list-item>
        <text:list-item>
          <text:p text:style-name="P4">ORGANIZATION - mercy college</text:p>
        </text:list-item>
        <text:list-item>
          <text:p text:style-name="P4">EDUCATION - Undergraduate College</text:p>
        </text:list-item>
        <text:list-item>
          <text:p text:style-name="P4">LOCATION - bronx, ny, us</text:p>
        </text:list-item>
        <text:list-item>
          <text:p text:style-name="P4">SUBJECT_OF_QUESTION - microscopy member verification</text:p>
        </text:list-item>
        <text:list-item>
          <text:p text:style-name="P4">QUESTION - hello, i am willing to enter the microscopy scholarship challenge, but in order to do that, i would need confirmation to enter from a member of this microscopy society. the goal of my project would be to study the functioning capabilities of the human eye, which would be done by emulating its form with technology. my credentials are that i conducted several research projects in high school, and i have experience in mechanical engineering, and mathematics. i believe that this project is important for microscopy in that considering the comparison between animals and technology, reasons for these biological structures are left not understood. to look at a micoorganism from the ground is the same as to observe large animals from space, so it is important to understand the relation between scale and structure.</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style:font-face style:name="verdana" svg:font-family="verdana"/>
    <style:font-face style:name="verdana1" svg:font-family="verdana, arial, helvetic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mani willis</meta:initial-creator>
    <meta:creation-date>2014-10-19T16:15:05.62</meta:creation-date>
    <dc:date>2014-12-22T11:48:30.15</dc:date>
    <dc:creator>armani willis</dc:creator>
    <meta:editing-duration>PT15M14S</meta:editing-duration>
    <meta:editing-cycles>4</meta:editing-cycles>
    <meta:generator>OpenOffice/4.1.0$Win32 OpenOffice.org_project/410m18$Build-9764</meta:generator>
    <meta:document-statistic meta:table-count="0" meta:image-count="0" meta:object-count="0" meta:page-count="2" meta:paragraph-count="16" meta:word-count="437" meta:character-count="2547"/>
  </office:meta>
</office:document-meta>
</file>